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5.881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 style:data-style-name="N100">
      <style:table-cell-properties fo:background-color="#dee6ef"/>
    </style:style>
    <style:style style:name="ce3" style:family="table-cell" style:parent-style-name="Default" style:data-style-name="N100">
      <style:table-cell-properties fo:background-color="#dde8cb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st_transactions_cop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>
            <text:p>Trade date</text:p>
          </table:table-cell>
          <table:table-cell table:style-name="ce1" office:value-type="string" calcext:value-type="string">
            <text:p>Instrument code</text:p>
          </table:table-cell>
          <table:table-cell table:style-name="ce1" office:value-type="string" calcext:value-type="string">
            <text:p>Market cod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ransaction type</text:p>
          </table:table-cell>
          <table:table-cell table:style-name="ce1" office:value-type="string" calcext:value-type="string">
            <text:p>Exchange rate</text:p>
          </table:table-cell>
          <table:table-cell table:style-name="ce1" office:value-type="string" calcext:value-type="string">
            <text:p>Transaction fe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Amount</text:p>
          </table:table-cell>
          <table:table-cell table:style-name="ce1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Buy quantity</text:p>
          </table:table-cell>
          <table:table-cell table:style-name="ce1" office:value-type="string" calcext:value-type="string">
            <text:p>Buy amount</text:p>
          </table:table-cell>
          <table:table-cell table:style-name="ce1" office:value-type="string" calcext:value-type="string">
            <text:p>Peak holding differential</text:p>
          </table:table-cell>
          <table:table-cell table:style-name="ce1" office:value-type="string" calcext:value-type="string">
            <text:p>Average cost</text:p>
          </table:table-cell>
          <table:table-cell table:style-name="ce1" office:value-type="string" calcext:value-type="string">
            <text:p>peak holding method</text:p>
          </table:table-cell>
          <table:table-cell table:style-name="ce1" office:value-type="string" calcext:value-type="string">
            <text:p>Individual gain</text:p>
          </table:table-cell>
          <table:table-cell table:style-name="ce1" office:value-type="string" calcext:value-type="string">
            <text:p>Net gain</text:p>
          </table:table-cell>
          <table:table-cell table:style-name="ce1" office:value-type="string" calcext:value-type="string">
            <text:p>Gain method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1-1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3421" calcext:value-type="float">
            <text:p>0.713421</text:p>
          </table:table-cell>
          <table:table-cell table:style-name="ce1" office:value-type="float" office:value="10.25126" calcext:value-type="float">
            <text:p>10.251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050.25" calcext:value-type="float">
            <text:p>2050.25</text:p>
          </table:table-cell>
          <table:table-cell table:style-name="ce1"/>
          <table:table-cell table:style-name="ce1" table:formula="of:=[.D2]" office:value-type="float" office:value="80" calcext:value-type="float">
            <text:p>80</text:p>
          </table:table-cell>
          <table:table-cell table:style-name="ce1" table:formula="of:=IF(EXACT([.F2]; &quot;BUY&quot;); [.D2]; 0)" office:value-type="float" office:value="80" calcext:value-type="float">
            <text:p>80</text:p>
          </table:table-cell>
          <table:table-cell table:style-name="ce1" table:formula="of:=IF(EXACT([.F2]; &quot;BUY&quot;); [.J2]; 0)" office:value-type="float" office:value="2050.25" calcext:value-type="float">
            <text:p>2050.25</text:p>
          </table:table-cell>
          <table:table-cell table:style-name="ce1" table:formula="of:=MIN(MAX([.L2:.L15]) - 0; MAX([.L2:.L15])-[.L15] )" office:value-type="float" office:value="0" calcext:value-type="float">
            <text:p>0</text:p>
          </table:table-cell>
          <table:table-cell table:style-name="ce1" table:formula="of:=SUM([.N2:.N15])/SUM([.M2:.M15])" office:value-type="float" office:value="28.0111679790026" calcext:value-type="float">
            <text:p>28.0111679790026</text:p>
          </table:table-cell>
          <table:table-cell table:style-name="ce1" table:formula="of:=0.05*[.P2]*[.O2]" office:value-type="float" office:value="0" calcext:value-type="float">
            <text:p>0</text:p>
          </table:table-cell>
          <table:table-cell table:style-name="ce1" table:formula="of:=IF(EXACT([.F2]; &quot;SELL&quot;); [.J2]-[.D2]*[.$P$2]; 0)" office:value-type="float" office:value="0" calcext:value-type="float">
            <text:p>0</text:p>
          </table:table-cell>
          <table:table-cell table:style-name="ce1" table:formula="of:=SUM([.R2:.R15])" office:value-type="float" office:value="420.539763779527" calcext:value-type="float">
            <text:p>420.539763779527</text:p>
          </table:table-cell>
          <table:table-cell table:style-name="ce1" table:formula="of:=0.05*[.S2]" office:value-type="float" office:value="21.0269881889763" calcext:value-type="float">
            <text:p>21.0269881889763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1-2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5.35" calcext:value-type="float">
            <text:p>35.35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float" office:value="1.393985" calcext:value-type="float">
            <text:p>1.393985</text:p>
          </table:table-cell>
          <table:table-cell table:style-name="ce1" office:value-type="float" office:value="14.14" calcext:value-type="float">
            <text:p>14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813.86" calcext:value-type="float">
            <text:p>2813.86</text:p>
          </table:table-cell>
          <table:table-cell table:style-name="ce1"/>
          <table:table-cell table:style-name="ce1" table:formula="of:=[.L2] + IF(EXACT([.F3]; &quot;BUY&quot;); +[.D3]; -[.D3])" office:value-type="float" office:value="0" calcext:value-type="float">
            <text:p>0</text:p>
          </table:table-cell>
          <table:table-cell table:style-name="ce1" table:formula="of:=IF(EXACT([.F3]; &quot;BUY&quot;); [.D3]; 0)" office:value-type="float" office:value="0" calcext:value-type="float">
            <text:p>0</text:p>
          </table:table-cell>
          <table:table-cell table:style-name="ce1" table:formula="of:=IF(EXACT([.F3]; &quot;BUY&quot;); [.J3]; 0)" office:value-type="float" office:value="0" calcext:value-type="float">
            <text:p>0</text:p>
          </table:table-cell>
          <table:table-cell table:style-name="ce1" table:formula="of:=MIN(MAX([.L16:.L26]) - 0; MAX([.L16:.L26])-[.L26] )" office:value-type="float" office:value="133" calcext:value-type="float">
            <text:p>133</text:p>
          </table:table-cell>
          <table:table-cell table:style-name="ce1" table:formula="of:=SUM([.N16:.N26])/SUM([.M16:.M26])" office:value-type="float" office:value="63.271914893617" calcext:value-type="float">
            <text:p>63.271914893617</text:p>
          </table:table-cell>
          <table:table-cell table:style-name="ce1" table:formula="of:=0.05*[.P3]*[.O3]" office:value-type="float" office:value="420.758234042553" calcext:value-type="float">
            <text:p>420.758234042553</text:p>
          </table:table-cell>
          <table:table-cell table:style-name="ce1" table:formula="of:=IF(EXACT([.F3]; &quot;SELL&quot;); [.J3]-[.D3]*[.$P$2]; 0)" office:value-type="float" office:value="572.96656167979" calcext:value-type="float">
            <text:p>572.96656167979</text:p>
          </table:table-cell>
          <table:table-cell table:style-name="ce1" table:formula="of:=SUM([.R16:.R26])" office:value-type="float" office:value="830.23" calcext:value-type="float">
            <text:p>830.23</text:p>
          </table:table-cell>
          <table:table-cell table:style-name="ce1" table:formula="of:=0.05*[.S3]" office:value-type="float" office:value="41.5115" calcext:value-type="float">
            <text:p>41.5115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2-0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54" calcext:value-type="float">
            <text:p>31.54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9239" calcext:value-type="float">
            <text:p>0.719239</text:p>
          </table:table-cell>
          <table:table-cell table:style-name="ce1" office:value-type="float" office:value="15.16917" calcext:value-type="float">
            <text:p>15.169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169.17" calcext:value-type="float">
            <text:p>3169.17</text:p>
          </table:table-cell>
          <table:table-cell table:style-name="ce1"/>
          <table:table-cell table:style-name="ce1" table:formula="of:=[.L3] + IF(EXACT([.F4]; &quot;BUY&quot;); +[.D4]; -[.D4])" office:value-type="float" office:value="100" calcext:value-type="float">
            <text:p>100</text:p>
          </table:table-cell>
          <table:table-cell table:style-name="ce1" table:formula="of:=IF(EXACT([.F4]; &quot;BUY&quot;); [.D4]; 0)" office:value-type="float" office:value="100" calcext:value-type="float">
            <text:p>100</text:p>
          </table:table-cell>
          <table:table-cell table:style-name="ce1" table:formula="of:=IF(EXACT([.F4]; &quot;BUY&quot;); [.J4]; 0)" office:value-type="float" office:value="3169.17" calcext:value-type="float">
            <text:p>3169.17</text:p>
          </table:table-cell>
          <table:table-cell table:style-name="ce1" table:formula="of:=MIN(MAX([.L27:.L50]) - 0; MAX([.L27:.L50])-[.L50] )" office:value-type="float" office:value="136.02751144" calcext:value-type="float">
            <text:p>136.02751144</text:p>
          </table:table-cell>
          <table:table-cell table:style-name="ce1" table:formula="of:=SUM([.N27:.N50])/SUM([.M27:.M50])" office:value-type="float" office:value="359.042287013198" calcext:value-type="float">
            <text:p>359.042287013198</text:p>
          </table:table-cell>
          <table:table-cell table:style-name="ce1" table:formula="of:=0.05*[.P4]*[.O4]" office:value-type="float" office:value="2441.98144020658" calcext:value-type="float">
            <text:p>2441.98144020658</text:p>
          </table:table-cell>
          <table:table-cell table:style-name="ce1" table:formula="of:=IF(EXACT([.F4]; &quot;SELL&quot;); [.J4]-[.D4]*[.$P$2]; 0)" office:value-type="float" office:value="0" calcext:value-type="float">
            <text:p>0</text:p>
          </table:table-cell>
          <table:table-cell table:style-name="ce1" table:formula="of:=SUM([.R27:.R50])" office:value-type="float" office:value="751.59000000001" calcext:value-type="float">
            <text:p>751.59000000001</text:p>
          </table:table-cell>
          <table:table-cell table:style-name="ce1" table:formula="of:=0.05*[.S4]" office:value-type="float" office:value="37.5795000000005" calcext:value-type="float">
            <text:p>37.5795000000005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2-0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54" calcext:value-type="float">
            <text:p>31.54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9239" calcext:value-type="float">
            <text:p>0.719239</text:p>
          </table:table-cell>
          <table:table-cell table:style-name="ce1" office:value-type="float" office:value="3.15716" calcext:value-type="float">
            <text:p>3.157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157.16" calcext:value-type="float">
            <text:p>3157.16</text:p>
          </table:table-cell>
          <table:table-cell table:style-name="ce1"/>
          <table:table-cell table:style-name="ce1" table:formula="of:=[.L4] + IF(EXACT([.F5]; &quot;BUY&quot;); +[.D5]; -[.D5])" office:value-type="float" office:value="200" calcext:value-type="float">
            <text:p>200</text:p>
          </table:table-cell>
          <table:table-cell table:style-name="ce1" table:formula="of:=IF(EXACT([.F5]; &quot;BUY&quot;); [.D5]; 0)" office:value-type="float" office:value="100" calcext:value-type="float">
            <text:p>100</text:p>
          </table:table-cell>
          <table:table-cell table:style-name="ce1" table:formula="of:=IF(EXACT([.F5]; &quot;BUY&quot;); [.J5]; 0)" office:value-type="float" office:value="3157.16" calcext:value-type="float">
            <text:p>3157.16</text:p>
          </table:table-cell>
          <table:table-cell table:style-name="ce1" table:number-columns-repeated="3"/>
          <table:table-cell table:style-name="ce1" table:formula="of:=IF(EXACT([.F5]; &quot;SELL&quot;); [.J5]-[.D5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.57" calcext:value-type="float">
            <text:p>36.57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1159" calcext:value-type="float">
            <text:p>0.721159</text:p>
          </table:table-cell>
          <table:table-cell table:style-name="ce1" office:value-type="float" office:value="15.67267" calcext:value-type="float">
            <text:p>15.672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672.67" calcext:value-type="float">
            <text:p>3672.67</text:p>
          </table:table-cell>
          <table:table-cell table:style-name="ce1"/>
          <table:table-cell table:style-name="ce1" table:formula="of:=[.L5] + IF(EXACT([.F6]; &quot;BUY&quot;); +[.D6]; -[.D6])" office:value-type="float" office:value="300" calcext:value-type="float">
            <text:p>300</text:p>
          </table:table-cell>
          <table:table-cell table:style-name="ce1" table:formula="of:=IF(EXACT([.F6]; &quot;BUY&quot;); [.D6]; 0)" office:value-type="float" office:value="100" calcext:value-type="float">
            <text:p>100</text:p>
          </table:table-cell>
          <table:table-cell table:style-name="ce1" table:formula="of:=IF(EXACT([.F6]; &quot;BUY&quot;); [.J6]; 0)" office:value-type="float" office:value="3672.67" calcext:value-type="float">
            <text:p>3672.67</text:p>
          </table:table-cell>
          <table:table-cell table:style-name="ce1" table:number-columns-repeated="3"/>
          <table:table-cell table:style-name="ce1" table:formula="of:=IF(EXACT([.F6]; &quot;SELL&quot;); [.J6]-[.D6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1159" calcext:value-type="float">
            <text:p>0.721159</text:p>
          </table:table-cell>
          <table:table-cell table:style-name="ce1" office:value-type="float" office:value="26.42643" calcext:value-type="float">
            <text:p>26.426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4426.43" calcext:value-type="float">
            <text:p>14426.43</text:p>
          </table:table-cell>
          <table:table-cell table:style-name="ce1"/>
          <table:table-cell table:style-name="ce1" table:formula="of:=[.L6] + IF(EXACT([.F7]; &quot;BUY&quot;); +[.D7]; -[.D7])" office:value-type="float" office:value="700" calcext:value-type="float">
            <text:p>700</text:p>
          </table:table-cell>
          <table:table-cell table:style-name="ce1" table:formula="of:=IF(EXACT([.F7]; &quot;BUY&quot;); [.D7]; 0)" office:value-type="float" office:value="400" calcext:value-type="float">
            <text:p>400</text:p>
          </table:table-cell>
          <table:table-cell table:style-name="ce1" table:formula="of:=IF(EXACT([.F7]; &quot;BUY&quot;); [.J7]; 0)" office:value-type="float" office:value="14426.43" calcext:value-type="float">
            <text:p>14426.43</text:p>
          </table:table-cell>
          <table:table-cell table:style-name="ce1" table:number-columns-repeated="3"/>
          <table:table-cell table:style-name="ce1" table:formula="of:=IF(EXACT([.F7]; &quot;SELL&quot;); [.J7]-[.D7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2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.95" calcext:value-type="float">
            <text:p>34.9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3066" calcext:value-type="float">
            <text:p>0.723066</text:p>
          </table:table-cell>
          <table:table-cell table:style-name="ce1" office:value-type="float" office:value="0.35126" calcext:value-type="float">
            <text:p>0.351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70.25" calcext:value-type="float">
            <text:p>70.25</text:p>
          </table:table-cell>
          <table:table-cell table:style-name="ce1"/>
          <table:table-cell table:style-name="ce1" table:formula="of:=[.L7] + IF(EXACT([.F8]; &quot;BUY&quot;); +[.D8]; -[.D8])" office:value-type="float" office:value="702" calcext:value-type="float">
            <text:p>702</text:p>
          </table:table-cell>
          <table:table-cell table:style-name="ce1" table:formula="of:=IF(EXACT([.F8]; &quot;BUY&quot;); [.D8]; 0)" office:value-type="float" office:value="2" calcext:value-type="float">
            <text:p>2</text:p>
          </table:table-cell>
          <table:table-cell table:style-name="ce1" table:formula="of:=IF(EXACT([.F8]; &quot;BUY&quot;); [.J8]; 0)" office:value-type="float" office:value="70.25" calcext:value-type="float">
            <text:p>70.25</text:p>
          </table:table-cell>
          <table:table-cell table:style-name="ce1" table:number-columns-repeated="3"/>
          <table:table-cell table:style-name="ce1" table:formula="of:=IF(EXACT([.F8]; &quot;SELL&quot;); [.J8]-[.D8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1.59" calcext:value-type="float">
            <text:p>31.59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16.75526" calcext:value-type="float">
            <text:p>16.755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4755.26" calcext:value-type="float">
            <text:p>4755.26</text:p>
          </table:table-cell>
          <table:table-cell table:style-name="ce1"/>
          <table:table-cell table:style-name="ce1" table:formula="of:=[.L8] + IF(EXACT([.F9]; &quot;BUY&quot;); +[.D9]; -[.D9])" office:value-type="float" office:value="852" calcext:value-type="float">
            <text:p>852</text:p>
          </table:table-cell>
          <table:table-cell table:style-name="ce1" table:formula="of:=IF(EXACT([.F9]; &quot;BUY&quot;); [.D9]; 0)" office:value-type="float" office:value="150" calcext:value-type="float">
            <text:p>150</text:p>
          </table:table-cell>
          <table:table-cell table:style-name="ce1" table:formula="of:=IF(EXACT([.F9]; &quot;BUY&quot;); [.J9]; 0)" office:value-type="float" office:value="4755.26" calcext:value-type="float">
            <text:p>4755.26</text:p>
          </table:table-cell>
          <table:table-cell table:style-name="ce1" table:number-columns-repeated="3"/>
          <table:table-cell table:style-name="ce1" table:formula="of:=IF(EXACT([.F9]; &quot;SELL&quot;); [.J9]-[.D9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23.34835" calcext:value-type="float">
            <text:p>23.348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1348.35" calcext:value-type="float">
            <text:p>11348.35</text:p>
          </table:table-cell>
          <table:table-cell table:style-name="ce1"/>
          <table:table-cell table:style-name="ce1" table:formula="of:=[.L9] + IF(EXACT([.F10]; &quot;BUY&quot;); +[.D10]; -[.D10])" office:value-type="float" office:value="1305" calcext:value-type="float">
            <text:p>1305</text:p>
          </table:table-cell>
          <table:table-cell table:style-name="ce1" table:formula="of:=IF(EXACT([.F10]; &quot;BUY&quot;); [.D10]; 0)" office:value-type="float" office:value="453" calcext:value-type="float">
            <text:p>453</text:p>
          </table:table-cell>
          <table:table-cell table:style-name="ce1" table:formula="of:=IF(EXACT([.F10]; &quot;BUY&quot;); [.J10]; 0)" office:value-type="float" office:value="11348.35" calcext:value-type="float">
            <text:p>11348.35</text:p>
          </table:table-cell>
          <table:table-cell table:style-name="ce1" table:number-columns-repeated="3"/>
          <table:table-cell table:style-name="ce1" table:formula="of:=IF(EXACT([.F10]; &quot;SELL&quot;); [.J10]-[.D10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2-1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4.98" calcext:value-type="float">
            <text:p>24.98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22.53912" calcext:value-type="float">
            <text:p>22.539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0539.12" calcext:value-type="float">
            <text:p>10539.12</text:p>
          </table:table-cell>
          <table:table-cell table:style-name="ce1"/>
          <table:table-cell table:style-name="ce1" table:formula="of:=[.L10] + IF(EXACT([.F11]; &quot;BUY&quot;); +[.D11]; -[.D11])" office:value-type="float" office:value="1726" calcext:value-type="float">
            <text:p>1726</text:p>
          </table:table-cell>
          <table:table-cell table:style-name="ce1" table:formula="of:=IF(EXACT([.F11]; &quot;BUY&quot;); [.D11]; 0)" office:value-type="float" office:value="421" calcext:value-type="float">
            <text:p>421</text:p>
          </table:table-cell>
          <table:table-cell table:style-name="ce1" table:formula="of:=IF(EXACT([.F11]; &quot;BUY&quot;); [.J11]; 0)" office:value-type="float" office:value="10539.12" calcext:value-type="float">
            <text:p>10539.12</text:p>
          </table:table-cell>
          <table:table-cell table:style-name="ce1" table:number-columns-repeated="3"/>
          <table:table-cell table:style-name="ce1" table:formula="of:=IF(EXACT([.F11]; &quot;SELL&quot;); [.J11]-[.D11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3-0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3.15" calcext:value-type="float">
            <text:p>23.1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4404" calcext:value-type="float">
            <text:p>0.714404</text:p>
          </table:table-cell>
          <table:table-cell table:style-name="ce1" office:value-type="float" office:value="15.20991" calcext:value-type="float">
            <text:p>15.209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209.91" calcext:value-type="float">
            <text:p>3209.91</text:p>
          </table:table-cell>
          <table:table-cell table:style-name="ce1"/>
          <table:table-cell table:style-name="ce1" table:formula="of:=[.L11] + IF(EXACT([.F12]; &quot;BUY&quot;); +[.D12]; -[.D12])" office:value-type="float" office:value="1864" calcext:value-type="float">
            <text:p>1864</text:p>
          </table:table-cell>
          <table:table-cell table:style-name="ce1" table:formula="of:=IF(EXACT([.F12]; &quot;BUY&quot;); [.D12]; 0)" office:value-type="float" office:value="138" calcext:value-type="float">
            <text:p>138</text:p>
          </table:table-cell>
          <table:table-cell table:style-name="ce1" table:formula="of:=IF(EXACT([.F12]; &quot;BUY&quot;); [.J12]; 0)" office:value-type="float" office:value="3209.91" calcext:value-type="float">
            <text:p>3209.91</text:p>
          </table:table-cell>
          <table:table-cell table:style-name="ce1" table:number-columns-repeated="3"/>
          <table:table-cell table:style-name="ce1" table:formula="of:=IF(EXACT([.F12]; &quot;SELL&quot;); [.J12]-[.D12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3-0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3.65" calcext:value-type="float">
            <text:p>23.6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7005" calcext:value-type="float">
            <text:p>0.717005</text:p>
          </table:table-cell>
          <table:table-cell table:style-name="ce1" office:value-type="float" office:value="15.91817" calcext:value-type="float">
            <text:p>15.918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918.17" calcext:value-type="float">
            <text:p>3918.17</text:p>
          </table:table-cell>
          <table:table-cell table:style-name="ce1"/>
          <table:table-cell table:style-name="ce1" table:formula="of:=[.L12] + IF(EXACT([.F13]; &quot;BUY&quot;); +[.D13]; -[.D13])" office:value-type="float" office:value="2029" calcext:value-type="float">
            <text:p>2029</text:p>
          </table:table-cell>
          <table:table-cell table:style-name="ce1" table:formula="of:=IF(EXACT([.F13]; &quot;BUY&quot;); [.D13]; 0)" office:value-type="float" office:value="165" calcext:value-type="float">
            <text:p>165</text:p>
          </table:table-cell>
          <table:table-cell table:style-name="ce1" table:formula="of:=IF(EXACT([.F13]; &quot;BUY&quot;); [.J13]; 0)" office:value-type="float" office:value="3918.17" calcext:value-type="float">
            <text:p>3918.17</text:p>
          </table:table-cell>
          <table:table-cell table:style-name="ce1" table:number-columns-repeated="3"/>
          <table:table-cell table:style-name="ce1" table:formula="of:=IF(EXACT([.F13]; &quot;SELL&quot;); [.J13]-[.D13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3-12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float" office:value="1.384556" calcext:value-type="float">
            <text:p>1.384556</text:p>
          </table:table-cell>
          <table:table-cell table:style-name="ce1" office:value-type="float" office:value="13.31" calcext:value-type="float">
            <text:p>13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648.69" calcext:value-type="float">
            <text:p>2648.69</text:p>
          </table:table-cell>
          <table:table-cell table:style-name="ce1"/>
          <table:table-cell table:style-name="ce1" table:formula="of:=[.L13] + IF(EXACT([.F14]; &quot;BUY&quot;); +[.D14]; -[.D14])" office:value-type="float" office:value="1929" calcext:value-type="float">
            <text:p>1929</text:p>
          </table:table-cell>
          <table:table-cell table:style-name="ce1" table:formula="of:=IF(EXACT([.F14]; &quot;BUY&quot;); [.D14]; 0)" office:value-type="float" office:value="0" calcext:value-type="float">
            <text:p>0</text:p>
          </table:table-cell>
          <table:table-cell table:style-name="ce1" table:formula="of:=IF(EXACT([.F14]; &quot;BUY&quot;); [.J14]; 0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14]; &quot;SELL&quot;); [.J14]-[.D14]*[.$P$2]; 0)" office:value-type="float" office:value="-152.426797900263" calcext:value-type="float">
            <text:p>-152.426797900263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2021-03-3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698365" calcext:value-type="float">
            <text:p>0.698365</text:p>
          </table:table-cell>
          <table:table-cell table:style-name="ce1" office:value-type="float" office:value="15.71679" calcext:value-type="float">
            <text:p>15.716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716.79" calcext:value-type="float">
            <text:p>3716.79</text:p>
          </table:table-cell>
          <table:table-cell table:style-name="ce1"/>
          <table:table-cell table:style-name="ce1" table:formula="of:=[.L14] + IF(EXACT([.F15]; &quot;BUY&quot;); +[.D15]; -[.D15])" office:value-type="float" office:value="2106" calcext:value-type="float">
            <text:p>2106</text:p>
          </table:table-cell>
          <table:table-cell table:style-name="ce1" table:formula="of:=IF(EXACT([.F15]; &quot;BUY&quot;); [.D15]; 0)" office:value-type="float" office:value="177" calcext:value-type="float">
            <text:p>177</text:p>
          </table:table-cell>
          <table:table-cell table:style-name="ce1" table:formula="of:=IF(EXACT([.F15]; &quot;BUY&quot;); [.J15]; 0)" office:value-type="float" office:value="3716.79" calcext:value-type="float">
            <text:p>3716.79</text:p>
          </table:table-cell>
          <table:table-cell table:style-name="ce1" table:number-columns-repeated="3"/>
          <table:table-cell table:style-name="ce1" table:formula="of:=IF(EXACT([.F15]; &quot;SELL&quot;); [.J15]-[.D15]*[.$P$2]; 0)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2021-02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9049" calcext:value-type="float">
            <text:p>0.719049</text:p>
          </table:table-cell>
          <table:table-cell table:style-name="ce5" office:value-type="float" office:value="14.82412" calcext:value-type="float">
            <text:p>14.82412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964.82" calcext:value-type="float">
            <text:p>2964.82</text:p>
          </table:table-cell>
          <table:table-cell table:style-name="ce5"/>
          <table:table-cell table:style-name="ce5" table:formula="of:=[.D16]" office:value-type="float" office:value="50" calcext:value-type="float">
            <text:p>50</text:p>
          </table:table-cell>
          <table:table-cell table:style-name="ce5" table:formula="of:=IF(EXACT([.F16]; &quot;BUY&quot;); [.D16]; 0)" office:value-type="float" office:value="50" calcext:value-type="float">
            <text:p>50</text:p>
          </table:table-cell>
          <table:table-cell table:style-name="ce5" table:formula="of:=IF(EXACT([.F16]; &quot;BUY&quot;); [.J16]; 0)" office:value-type="float" office:value="2964.82" calcext:value-type="float">
            <text:p>2964.82</text:p>
          </table:table-cell>
          <table:table-cell table:style-name="ce5" table:number-columns-repeated="3"/>
          <table:table-cell table:style-name="ce5" table:formula="of:=IF(EXACT([.F16]; &quot;SELL&quot;); [.J16]-[.D16]*[.$P$3]; 0)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2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59.48" calcext:value-type="float">
            <text:p>59.48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20151" calcext:value-type="float">
            <text:p>0.720151</text:p>
          </table:table-cell>
          <table:table-cell table:style-name="ce5" office:value-type="float" office:value="19.75215" calcext:value-type="float">
            <text:p>19.7521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7752.15" calcext:value-type="float">
            <text:p>7752.15</text:p>
          </table:table-cell>
          <table:table-cell table:style-name="ce5"/>
          <table:table-cell table:style-name="ce5" table:formula="of:=[.L16] + IF(EXACT([.F17]; &quot;BUY&quot;); +[.D17]; -[.D17])" office:value-type="float" office:value="180" calcext:value-type="float">
            <text:p>180</text:p>
          </table:table-cell>
          <table:table-cell table:style-name="ce5" table:formula="of:=IF(EXACT([.F17]; &quot;BUY&quot;); [.D17]; 0)" office:value-type="float" office:value="130" calcext:value-type="float">
            <text:p>130</text:p>
          </table:table-cell>
          <table:table-cell table:style-name="ce5" table:formula="of:=IF(EXACT([.F17]; &quot;BUY&quot;); [.J17]; 0)" office:value-type="float" office:value="7752.15" calcext:value-type="float">
            <text:p>7752.15</text:p>
          </table:table-cell>
          <table:table-cell table:style-name="ce5" table:formula="of:=(3000+4800)/70" office:value-type="float" office:value="111.428571428571" calcext:value-type="float">
            <text:p>111.428571428571</text:p>
          </table:table-cell>
          <table:table-cell table:style-name="ce5" table:number-columns-repeated="2"/>
          <table:table-cell table:style-name="ce5" table:formula="of:=IF(EXACT([.F17]; &quot;SELL&quot;); [.J17]-[.D17]*[.$P$3]; 0)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1.88" calcext:value-type="float">
            <text:p>61.88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9.282" calcext:value-type="float">
            <text:p>9.282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847.12" calcext:value-type="float">
            <text:p>1847.12</text:p>
          </table:table-cell>
          <table:table-cell table:style-name="ce5"/>
          <table:table-cell table:style-name="ce5" table:formula="of:=[.L17] + IF(EXACT([.F18]; &quot;BUY&quot;); +[.D18]; -[.D18])" office:value-type="float" office:value="150" calcext:value-type="float">
            <text:p>150</text:p>
          </table:table-cell>
          <table:table-cell table:style-name="ce5" table:formula="of:=IF(EXACT([.F18]; &quot;BUY&quot;); [.D18]; 0)" office:value-type="float" office:value="0" calcext:value-type="float">
            <text:p>0</text:p>
          </table:table-cell>
          <table:table-cell table:style-name="ce5" table:formula="of:=IF(EXACT([.F18]; &quot;BUY&quot;); [.J18]; 0)" office:value-type="float" office:value="0" calcext:value-type="float">
            <text:p>0</text:p>
          </table:table-cell>
          <table:table-cell table:style-name="ce5" table:formula="of:=(1847-[.P3]*30 + 3070-[.P3]*50 + 2466-[.P3]*40 + 3642-[.P3]*50 + 3647-[.P3]*50 + 1028-15*[.P3])" office:value-type="float" office:value="831.1" calcext:value-type="float">
            <text:p>831.1</text:p>
          </table:table-cell>
          <table:table-cell table:style-name="ce5" table:number-columns-repeated="2"/>
          <table:table-cell table:style-name="ce5" table:formula="of:=IF(EXACT([.F18]; &quot;SELL&quot;); [.J18]-[.D18]*[.$P$3]; 0)" office:value-type="float" office:value="-51.0374468085108" calcext:value-type="float">
            <text:p>-51.0374468085108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15.085" calcext:value-type="float">
            <text:p>15.08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069.92" calcext:value-type="float">
            <text:p>3069.92</text:p>
          </table:table-cell>
          <table:table-cell table:style-name="ce5"/>
          <table:table-cell table:style-name="ce5" table:formula="of:=[.L18] + IF(EXACT([.F19]; &quot;BUY&quot;); +[.D19]; -[.D19])" office:value-type="float" office:value="100" calcext:value-type="float">
            <text:p>100</text:p>
          </table:table-cell>
          <table:table-cell table:style-name="ce5" table:formula="of:=IF(EXACT([.F19]; &quot;BUY&quot;); [.D19]; 0)" office:value-type="float" office:value="0" calcext:value-type="float">
            <text:p>0</text:p>
          </table:table-cell>
          <table:table-cell table:style-name="ce5" table:formula="of:=IF(EXACT([.F19]; &quot;BUY&quot;); [.J19]; 0)" office:value-type="float" office:value="0" calcext:value-type="float">
            <text:p>0</text:p>
          </table:table-cell>
          <table:table-cell table:style-name="ce5" table:formula="of:=(300-190)*20-(190-120)*20" office:value-type="float" office:value="800" calcext:value-type="float">
            <text:p>800</text:p>
          </table:table-cell>
          <table:table-cell table:style-name="ce5" table:number-columns-repeated="2"/>
          <table:table-cell table:style-name="ce5" table:formula="of:=IF(EXACT([.F19]; &quot;SELL&quot;); [.J19]-[.D19]*[.$P$3]; 0)" office:value-type="float" office:value="-93.675744680851" calcext:value-type="float">
            <text:p>-93.675744680851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2.468" calcext:value-type="float">
            <text:p>2.468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465.53" calcext:value-type="float">
            <text:p>2465.53</text:p>
          </table:table-cell>
          <table:table-cell table:style-name="ce5"/>
          <table:table-cell table:style-name="ce5" table:formula="of:=[.L19] + IF(EXACT([.F20]; &quot;BUY&quot;); +[.D20]; -[.D20])" office:value-type="float" office:value="60" calcext:value-type="float">
            <text:p>60</text:p>
          </table:table-cell>
          <table:table-cell table:style-name="ce5" table:formula="of:=IF(EXACT([.F20]; &quot;BUY&quot;); [.D20]; 0)" office:value-type="float" office:value="0" calcext:value-type="float">
            <text:p>0</text:p>
          </table:table-cell>
          <table:table-cell table:style-name="ce5" table:formula="of:=IF(EXACT([.F20]; &quot;BUY&quot;); [.J20]; 0)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0]; &quot;SELL&quot;); [.J20]-[.D20]*[.$P$3]; 0)" office:value-type="float" office:value="-65.3465957446806" calcext:value-type="float">
            <text:p>-65.3465957446806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2-27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5.65" calcext:value-type="float">
            <text:p>65.65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23105" calcext:value-type="float">
            <text:p>0.723105</text:p>
          </table:table-cell>
          <table:table-cell table:style-name="ce5" office:value-type="float" office:value="13.19598" calcext:value-type="float">
            <text:p>13.19598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639.2" calcext:value-type="float">
            <text:p>2639.2</text:p>
          </table:table-cell>
          <table:table-cell table:style-name="ce5"/>
          <table:table-cell table:style-name="ce5" table:formula="of:=[.L20] + IF(EXACT([.F21]; &quot;BUY&quot;); +[.D21]; -[.D21])" office:value-type="float" office:value="100" calcext:value-type="float">
            <text:p>100</text:p>
          </table:table-cell>
          <table:table-cell table:style-name="ce5" table:formula="of:=IF(EXACT([.F21]; &quot;BUY&quot;); [.D21]; 0)" office:value-type="float" office:value="40" calcext:value-type="float">
            <text:p>40</text:p>
          </table:table-cell>
          <table:table-cell table:style-name="ce5" table:formula="of:=IF(EXACT([.F21]; &quot;BUY&quot;); [.J21]; 0)" office:value-type="float" office:value="2639.2" calcext:value-type="float">
            <text:p>2639.2</text:p>
          </table:table-cell>
          <table:table-cell table:style-name="ce5" table:number-columns-repeated="3"/>
          <table:table-cell table:style-name="ce5" table:formula="of:=IF(EXACT([.F21]; &quot;SELL&quot;); [.J21]-[.D21]*[.$P$3]; 0)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3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.15" calcext:value-type="float">
            <text:p>73.15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9469" calcext:value-type="float">
            <text:p>1.39469</text:p>
          </table:table-cell>
          <table:table-cell table:style-name="ce5" office:value-type="float" office:value="15.6575" calcext:value-type="float">
            <text:p>15.657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641.84" calcext:value-type="float">
            <text:p>3641.84</text:p>
          </table:table-cell>
          <table:table-cell table:style-name="ce5"/>
          <table:table-cell table:style-name="ce5" table:formula="of:=[.L21] + IF(EXACT([.F22]; &quot;BUY&quot;); +[.D22]; -[.D22])" office:value-type="float" office:value="50" calcext:value-type="float">
            <text:p>50</text:p>
          </table:table-cell>
          <table:table-cell table:style-name="ce5" table:formula="of:=IF(EXACT([.F22]; &quot;BUY&quot;); [.D22]; 0)" office:value-type="float" office:value="0" calcext:value-type="float">
            <text:p>0</text:p>
          </table:table-cell>
          <table:table-cell table:style-name="ce5" table:formula="of:=IF(EXACT([.F22]; &quot;BUY&quot;); [.J22]; 0)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2]; &quot;SELL&quot;); [.J22]-[.D22]*[.$P$3]; 0)" office:value-type="float" office:value="478.244255319149" calcext:value-type="float">
            <text:p>478.244255319149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3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.25" calcext:value-type="float">
            <text:p>73.25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9469" calcext:value-type="float">
            <text:p>1.39469</text:p>
          </table:table-cell>
          <table:table-cell table:style-name="ce5" office:value-type="float" office:value="15.6625" calcext:value-type="float">
            <text:p>15.662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646.84" calcext:value-type="float">
            <text:p>3646.84</text:p>
          </table:table-cell>
          <table:table-cell table:style-name="ce5"/>
          <table:table-cell table:style-name="ce5" table:formula="of:=[.L22] + IF(EXACT([.F23]; &quot;BUY&quot;); +[.D23]; -[.D23])" office:value-type="float" office:value="0" calcext:value-type="float">
            <text:p>0</text:p>
          </table:table-cell>
          <table:table-cell table:style-name="ce5" table:formula="of:=IF(EXACT([.F23]; &quot;BUY&quot;); [.D23]; 0)" office:value-type="float" office:value="0" calcext:value-type="float">
            <text:p>0</text:p>
          </table:table-cell>
          <table:table-cell table:style-name="ce5" table:formula="of:=IF(EXACT([.F23]; &quot;BUY&quot;); [.J23]; 0)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3]; &quot;SELL&quot;); [.J23]-[.D23]*[.$P$3]; 0)" office:value-type="float" office:value="483.244255319149" calcext:value-type="float">
            <text:p>483.244255319149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3-10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2.1" calcext:value-type="float">
            <text:p>72.1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7791" calcext:value-type="float">
            <text:p>0.717791</text:p>
          </table:table-cell>
          <table:table-cell table:style-name="ce5" office:value-type="float" office:value="15.4041" calcext:value-type="float">
            <text:p>15.4041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404.1" calcext:value-type="float">
            <text:p>3404.1</text:p>
          </table:table-cell>
          <table:table-cell table:style-name="ce5"/>
          <table:table-cell table:style-name="ce5" table:formula="of:=[.L23] + IF(EXACT([.F24]; &quot;BUY&quot;); +[.D24]; -[.D24])" office:value-type="float" office:value="47" calcext:value-type="float">
            <text:p>47</text:p>
          </table:table-cell>
          <table:table-cell table:style-name="ce5" table:formula="of:=IF(EXACT([.F24]; &quot;BUY&quot;); [.D24]; 0)" office:value-type="float" office:value="47" calcext:value-type="float">
            <text:p>47</text:p>
          </table:table-cell>
          <table:table-cell table:style-name="ce5" table:formula="of:=IF(EXACT([.F24]; &quot;BUY&quot;); [.J24]; 0)" office:value-type="float" office:value="3404.1" calcext:value-type="float">
            <text:p>3404.1</text:p>
          </table:table-cell>
          <table:table-cell table:style-name="ce5" table:number-columns-repeated="3"/>
          <table:table-cell table:style-name="ce5" table:formula="of:=IF(EXACT([.F24]; &quot;SELL&quot;); [.J24]-[.D24]*[.$P$3]; 0)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3-17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1.8" calcext:value-type="float">
            <text:p>71.8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9245" calcext:value-type="float">
            <text:p>0.719245</text:p>
          </table:table-cell>
          <table:table-cell table:style-name="ce5" office:value-type="float" office:value="5.41206" calcext:value-type="float">
            <text:p>5.41206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82.41" calcext:value-type="float">
            <text:p>1082.41</text:p>
          </table:table-cell>
          <table:table-cell table:style-name="ce5"/>
          <table:table-cell table:style-name="ce5" table:formula="of:=[.L24] + IF(EXACT([.F25]; &quot;BUY&quot;); +[.D25]; -[.D25])" office:value-type="float" office:value="62" calcext:value-type="float">
            <text:p>62</text:p>
          </table:table-cell>
          <table:table-cell table:style-name="ce5" table:formula="of:=IF(EXACT([.F25]; &quot;BUY&quot;); [.D25]; 0)" office:value-type="float" office:value="15" calcext:value-type="float">
            <text:p>15</text:p>
          </table:table-cell>
          <table:table-cell table:style-name="ce5" table:formula="of:=IF(EXACT([.F25]; &quot;BUY&quot;); [.J25]; 0)" office:value-type="float" office:value="1082.41" calcext:value-type="float">
            <text:p>1082.41</text:p>
          </table:table-cell>
          <table:table-cell table:style-name="ce5" table:number-columns-repeated="3"/>
          <table:table-cell table:style-name="ce5" table:formula="of:=IF(EXACT([.F25]; &quot;SELL&quot;); [.J25]-[.D25]*[.$P$3]; 0)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21-03-30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8.87" calcext:value-type="float">
            <text:p>68.8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427482" calcext:value-type="float">
            <text:p>1.427482</text:p>
          </table:table-cell>
          <table:table-cell table:style-name="ce5" office:value-type="float" office:value="5.16525" calcext:value-type="float">
            <text:p>5.1652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27.88" calcext:value-type="float">
            <text:p>1027.88</text:p>
          </table:table-cell>
          <table:table-cell table:style-name="ce5"/>
          <table:table-cell table:style-name="ce5" table:formula="of:=[.L25] + IF(EXACT([.F26]; &quot;BUY&quot;); +[.D26]; -[.D26])" office:value-type="float" office:value="47" calcext:value-type="float">
            <text:p>47</text:p>
          </table:table-cell>
          <table:table-cell table:style-name="ce5" table:formula="of:=IF(EXACT([.F26]; &quot;BUY&quot;); [.D26]; 0)" office:value-type="float" office:value="0" calcext:value-type="float">
            <text:p>0</text:p>
          </table:table-cell>
          <table:table-cell table:style-name="ce5" table:formula="of:=IF(EXACT([.F26]; &quot;BUY&quot;); [.J26]; 0)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6]; &quot;SELL&quot;); [.J26]-[.D26]*[.$P$3]; 0)" office:value-type="float" office:value="78.8012765957448" calcext:value-type="float">
            <text:p>78.8012765957448</text:p>
          </table:table-cell>
          <table:table-cell table:style-name="ce5" table:number-columns-repeated="1006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2.61957554" calcext:value-type="float">
            <text:p>12.61957554</text:p>
          </table:table-cell>
          <table:table-cell office:value-type="float" office:value="315.7" calcext:value-type="float">
            <text:p>315.7</text:p>
          </table:table-cell>
          <table:table-cell office:value-type="string" calcext:value-type="string">
            <text:p>BUY</text:p>
          </table:table-cell>
          <table:table-cell office:value-type="float" office:value="0.652573" calcext:value-type="float">
            <text:p>0.6525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D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[.D27]" office:value-type="float" office:value="12.61957554" calcext:value-type="float">
            <text:p>12.61957554</text:p>
          </table:table-cell>
          <table:table-cell table:formula="of:=IF(EXACT([.F27]; &quot;BUY&quot;); [.D27]; 0)" office:value-type="float" office:value="12.61957554" calcext:value-type="float">
            <text:p>12.61957554</text:p>
          </table:table-cell>
          <table:table-cell table:formula="of:=IF(EXACT([.F27]; &quot;BUY&quot;); [.J27]; 0)" office:value-type="float" office:value="4000" calcext:value-type="float">
            <text:p>4000</text:p>
          </table:table-cell>
          <table:table-cell table:number-columns-repeated="3"/>
          <table:table-cell table:formula="of:=IF(EXACT([.F27]; &quot;SELL&quot;); [.J27]-[.D27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0-08-2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5.31016683" calcext:value-type="float">
            <text:p>15.31016683</text:p>
          </table:table-cell>
          <table:table-cell office:value-type="float" office:value="325.47" calcext:value-type="float">
            <text:p>325.47</text:p>
          </table:table-cell>
          <table:table-cell office:value-type="string" calcext:value-type="string">
            <text:p>BUY</text:p>
          </table:table-cell>
          <table:table-cell office:value-type="float" office:value="0.663834" calcext:value-type="float">
            <text:p>0.6638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D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L27] + IF(EXACT([.F28]; &quot;BUY&quot;); +[.D28]; -[.D28])" office:value-type="float" office:value="27.92974237" calcext:value-type="float">
            <text:p>27.92974237</text:p>
          </table:table-cell>
          <table:table-cell table:formula="of:=IF(EXACT([.F28]; &quot;BUY&quot;); [.D28]; 0)" office:value-type="float" office:value="15.31016683" calcext:value-type="float">
            <text:p>15.31016683</text:p>
          </table:table-cell>
          <table:table-cell table:formula="of:=IF(EXACT([.F28]; &quot;BUY&quot;); [.J28]; 0)" office:value-type="float" office:value="5000" calcext:value-type="float">
            <text:p>5000</text:p>
          </table:table-cell>
          <table:table-cell table:number-columns-repeated="3"/>
          <table:table-cell table:formula="of:=IF(EXACT([.F28]; &quot;SELL&quot;); [.J28]-[.D28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7.92974237" calcext:value-type="float">
            <text:p>27.92974237</text:p>
          </table:table-cell>
          <table:table-cell office:value-type="float" office:value="320.88" calcext:value-type="float">
            <text:p>320.88</text:p>
          </table:table-cell>
          <table:table-cell office:value-type="string" calcext:value-type="string">
            <text:p>SELL</text:p>
          </table:table-cell>
          <table:table-cell office:value-type="float" office:value="1.502711" calcext:value-type="float">
            <text:p>1.502711</text:p>
          </table:table-cell>
          <table:table-cell office:value-type="float" office:value="20.9621" calcext:value-type="float">
            <text:p>20.9621</text:p>
          </table:table-cell>
          <table:table-cell office:value-type="string" calcext:value-type="string">
            <text:p>USD</text:p>
          </table:table-cell>
          <table:table-cell office:value-type="float" office:value="8941.14" calcext:value-type="float">
            <text:p>8941.14</text:p>
          </table:table-cell>
          <table:table-cell/>
          <table:table-cell table:formula="of:=[.L28] + IF(EXACT([.F29]; &quot;BUY&quot;); +[.D29]; -[.D29])" office:value-type="float" office:value="0" calcext:value-type="float">
            <text:p>0</text:p>
          </table:table-cell>
          <table:table-cell table:formula="of:=IF(EXACT([.F29]; &quot;BUY&quot;); [.D29]; 0)" office:value-type="float" office:value="0" calcext:value-type="float">
            <text:p>0</text:p>
          </table:table-cell>
          <table:table-cell table:formula="of:=IF(EXACT([.F29]; &quot;BUY&quot;); [.J29]; 0)" office:value-type="float" office:value="0" calcext:value-type="float">
            <text:p>0</text:p>
          </table:table-cell>
          <table:table-cell/>
          <table:table-cell table:formula="of:=SUM([.D16:.D26])" office:value-type="float" office:value="517" calcext:value-type="float">
            <text:p>517</text:p>
          </table:table-cell>
          <table:table-cell/>
          <table:table-cell table:formula="of:=IF(EXACT([.F29]; &quot;SELL&quot;); [.J29]-[.D29]*[.$P$4]; 0)" office:value-type="float" office:value="-1086.81857621422" calcext:value-type="float">
            <text:p>-1086.818576214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29473019" calcext:value-type="float">
            <text:p>0.29473019</text:p>
          </table:table-cell>
          <table:table-cell office:value-type="float" office:value="348.59" calcext:value-type="float">
            <text:p>348.59</text:p>
          </table:table-cell>
          <table:table-cell office:value-type="string" calcext:value-type="string">
            <text:p>BUY</text:p>
          </table:table-cell>
          <table:table-cell office:value-type="float" office:value="0.725308" calcext:value-type="float">
            <text:p>0.725308</text:p>
          </table:table-cell>
          <table:table-cell office:value-type="float" office:value="0.10284" calcext:value-type="float">
            <text:p>0.10284</text:p>
          </table:table-cell>
          <table:table-cell office:value-type="string" calcext:value-type="string">
            <text:p>USD</text:p>
          </table:table-cell>
          <table:table-cell office:value-type="float" office:value="102.84" calcext:value-type="float">
            <text:p>102.84</text:p>
          </table:table-cell>
          <table:table-cell/>
          <table:table-cell table:formula="of:=[.L29] + IF(EXACT([.F30]; &quot;BUY&quot;); +[.D30]; -[.D30])" office:value-type="float" office:value="0.29473019" calcext:value-type="float">
            <text:p>0.29473019</text:p>
          </table:table-cell>
          <table:table-cell table:formula="of:=IF(EXACT([.F30]; &quot;BUY&quot;); [.D30]; 0)" office:value-type="float" office:value="0.29473019" calcext:value-type="float">
            <text:p>0.29473019</text:p>
          </table:table-cell>
          <table:table-cell table:formula="of:=IF(EXACT([.F30]; &quot;BUY&quot;); [.J30]; 0)" office:value-type="float" office:value="102.84" calcext:value-type="float">
            <text:p>102.84</text:p>
          </table:table-cell>
          <table:table-cell table:number-columns-repeated="3"/>
          <table:table-cell table:formula="of:=IF(EXACT([.F30]; &quot;SELL&quot;); [.J30]-[.D30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4" calcext:value-type="float">
            <text:p>14</text:p>
          </table:table-cell>
          <table:table-cell office:value-type="float" office:value="348.59" calcext:value-type="float">
            <text:p>348.59</text:p>
          </table:table-cell>
          <table:table-cell office:value-type="string" calcext:value-type="string">
            <text:p>BUY</text:p>
          </table:table-cell>
          <table:table-cell office:value-type="float" office:value="0.725308" calcext:value-type="float">
            <text:p>0.725308</text:p>
          </table:table-cell>
          <table:table-cell office:value-type="float" office:value="16.89716" calcext:value-type="float">
            <text:p>16.89716</text:p>
          </table:table-cell>
          <table:table-cell office:value-type="string" calcext:value-type="string">
            <text:p>USD</text:p>
          </table:table-cell>
          <table:table-cell office:value-type="float" office:value="4897.16" calcext:value-type="float">
            <text:p>4897.16</text:p>
          </table:table-cell>
          <table:table-cell/>
          <table:table-cell table:formula="of:=[.L30] + IF(EXACT([.F31]; &quot;BUY&quot;); +[.D31]; -[.D31])" office:value-type="float" office:value="14.29473019" calcext:value-type="float">
            <text:p>14.29473019</text:p>
          </table:table-cell>
          <table:table-cell table:formula="of:=IF(EXACT([.F31]; &quot;BUY&quot;); [.D31]; 0)" office:value-type="float" office:value="14" calcext:value-type="float">
            <text:p>14</text:p>
          </table:table-cell>
          <table:table-cell table:formula="of:=IF(EXACT([.F31]; &quot;BUY&quot;); [.J31]; 0)" office:value-type="float" office:value="4897.16" calcext:value-type="float">
            <text:p>4897.16</text:p>
          </table:table-cell>
          <table:table-cell table:number-columns-repeated="3"/>
          <table:table-cell table:formula="of:=IF(EXACT([.F31]; &quot;SELL&quot;); [.J31]-[.D31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19473019" calcext:value-type="float">
            <text:p>0.19473019</text:p>
          </table:table-cell>
          <table:table-cell office:value-type="float" office:value="352.128" calcext:value-type="float">
            <text:p>352.128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0.34285" calcext:value-type="float">
            <text:p>0.34285</text:p>
          </table:table-cell>
          <table:table-cell office:value-type="string" calcext:value-type="string">
            <text:p>USD</text:p>
          </table:table-cell>
          <table:table-cell office:value-type="float" office:value="68.23" calcext:value-type="float">
            <text:p>68.23</text:p>
          </table:table-cell>
          <table:table-cell/>
          <table:table-cell table:formula="of:=[.L31] + IF(EXACT([.F32]; &quot;BUY&quot;); +[.D32]; -[.D32])" office:value-type="float" office:value="14.1" calcext:value-type="float">
            <text:p>14.1</text:p>
          </table:table-cell>
          <table:table-cell table:formula="of:=IF(EXACT([.F32]; &quot;BUY&quot;); [.D32]; 0)" office:value-type="float" office:value="0" calcext:value-type="float">
            <text:p>0</text:p>
          </table:table-cell>
          <table:table-cell table:formula="of:=IF(EXACT([.F32]; &quot;BUY&quot;); [.J32]; 0)" office:value-type="float" office:value="0" calcext:value-type="float">
            <text:p>0</text:p>
          </table:table-cell>
          <table:table-cell table:number-columns-repeated="3"/>
          <table:table-cell table:formula="of:=IF(EXACT([.F32]; &quot;SELL&quot;); [.J32]-[.D32]*[.$P$4]; 0)" office:value-type="float" office:value="-1.68637276811458" calcext:value-type="float">
            <text:p>-1.686372768114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8" calcext:value-type="float">
            <text:p>8</text:p>
          </table:table-cell>
          <table:table-cell office:value-type="float" office:value="352.14" calcext:value-type="float">
            <text:p>352.14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14.0856" calcext:value-type="float">
            <text:p>14.0856</text:p>
          </table:table-cell>
          <table:table-cell office:value-type="string" calcext:value-type="string">
            <text:p>USD</text:p>
          </table:table-cell>
          <table:table-cell office:value-type="float" office:value="2803.03" calcext:value-type="float">
            <text:p>2803.03</text:p>
          </table:table-cell>
          <table:table-cell/>
          <table:table-cell table:formula="of:=[.L32] + IF(EXACT([.F33]; &quot;BUY&quot;); +[.D33]; -[.D33])" office:value-type="float" office:value="6.1" calcext:value-type="float">
            <text:p>6.1</text:p>
          </table:table-cell>
          <table:table-cell table:formula="of:=IF(EXACT([.F33]; &quot;BUY&quot;); [.D33]; 0)" office:value-type="float" office:value="0" calcext:value-type="float">
            <text:p>0</text:p>
          </table:table-cell>
          <table:table-cell table:formula="of:=IF(EXACT([.F33]; &quot;BUY&quot;); [.J33]; 0)" office:value-type="float" office:value="0" calcext:value-type="float">
            <text:p>0</text:p>
          </table:table-cell>
          <table:table-cell table:number-columns-repeated="3"/>
          <table:table-cell table:formula="of:=IF(EXACT([.F33]; &quot;SELL&quot;); [.J33]-[.D33]*[.$P$4]; 0)" office:value-type="float" office:value="-69.3082961055843" calcext:value-type="float">
            <text:p>-69.3082961055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6" calcext:value-type="float">
            <text:p>6</text:p>
          </table:table-cell>
          <table:table-cell office:value-type="float" office:value="351.6" calcext:value-type="float">
            <text:p>351.6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10.548" calcext:value-type="float">
            <text:p>10.548</text:p>
          </table:table-cell>
          <table:table-cell office:value-type="string" calcext:value-type="string">
            <text:p>USD</text:p>
          </table:table-cell>
          <table:table-cell office:value-type="float" office:value="2099.05" calcext:value-type="float">
            <text:p>2099.05</text:p>
          </table:table-cell>
          <table:table-cell/>
          <table:table-cell table:formula="of:=[.L33] + IF(EXACT([.F34]; &quot;BUY&quot;); +[.D34]; -[.D34])" office:value-type="float" office:value="0.0999999999999996" calcext:value-type="float">
            <text:p>0.1</text:p>
          </table:table-cell>
          <table:table-cell table:formula="of:=IF(EXACT([.F34]; &quot;BUY&quot;); [.D34]; 0)" office:value-type="float" office:value="0" calcext:value-type="float">
            <text:p>0</text:p>
          </table:table-cell>
          <table:table-cell table:formula="of:=IF(EXACT([.F34]; &quot;BUY&quot;); [.J34]; 0)" office:value-type="float" office:value="0" calcext:value-type="float">
            <text:p>0</text:p>
          </table:table-cell>
          <table:table-cell table:number-columns-repeated="3"/>
          <table:table-cell table:formula="of:=IF(EXACT([.F34]; &quot;SELL&quot;); [.J34]-[.D34]*[.$P$4]; 0)" office:value-type="float" office:value="-55.2037220791881" calcext:value-type="float">
            <text:p>-55.20372207918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1" calcext:value-type="float">
            <text:p>0.1</text:p>
          </table:table-cell>
          <table:table-cell office:value-type="float" office:value="364.3" calcext:value-type="float">
            <text:p>364.3</text:p>
          </table:table-cell>
          <table:table-cell office:value-type="string" calcext:value-type="string">
            <text:p>SELL</text:p>
          </table:table-cell>
          <table:table-cell office:value-type="float" office:value="1.393985" calcext:value-type="float">
            <text:p>1.393985</text:p>
          </table:table-cell>
          <table:table-cell office:value-type="float" office:value="0.18215" calcext:value-type="float">
            <text:p>0.18215</text:p>
          </table:table-cell>
          <table:table-cell office:value-type="string" calcext:value-type="string">
            <text:p>USD</text:p>
          </table:table-cell>
          <table:table-cell office:value-type="float" office:value="36.25" calcext:value-type="float">
            <text:p>36.25</text:p>
          </table:table-cell>
          <table:table-cell/>
          <table:table-cell table:formula="of:=[.L34] + IF(EXACT([.F35]; &quot;BUY&quot;); +[.D35]; -[.D35])" office:value-type="float" office:value="-3.60822483003176E-016" calcext:value-type="float">
            <text:p>-3.60822483003176E-16</text:p>
          </table:table-cell>
          <table:table-cell table:formula="of:=IF(EXACT([.F35]; &quot;BUY&quot;); [.D35]; 0)" office:value-type="float" office:value="0" calcext:value-type="float">
            <text:p>0</text:p>
          </table:table-cell>
          <table:table-cell table:formula="of:=IF(EXACT([.F35]; &quot;BUY&quot;); [.J35]; 0)" office:value-type="float" office:value="0" calcext:value-type="float">
            <text:p>0</text:p>
          </table:table-cell>
          <table:table-cell table:number-columns-repeated="3"/>
          <table:table-cell table:formula="of:=IF(EXACT([.F35]; &quot;SELL&quot;); [.J35]-[.D35]*[.$P$4]; 0)" office:value-type="float" office:value="0.345771298680191" calcext:value-type="float">
            <text:p>0.3457712986801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66.7" calcext:value-type="float">
            <text:p>366.7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0.36707" calcext:value-type="float">
            <text:p>0.36707</text:p>
          </table:table-cell>
          <table:table-cell office:value-type="string" calcext:value-type="string">
            <text:p>USD</text:p>
          </table:table-cell>
          <table:table-cell office:value-type="float" office:value="367.07" calcext:value-type="float">
            <text:p>367.07</text:p>
          </table:table-cell>
          <table:table-cell/>
          <table:table-cell table:formula="of:=[.L35] + IF(EXACT([.F36]; &quot;BUY&quot;); +[.D36]; -[.D36])" office:value-type="float" office:value="1" calcext:value-type="float">
            <text:p>1</text:p>
          </table:table-cell>
          <table:table-cell table:formula="of:=IF(EXACT([.F36]; &quot;BUY&quot;); [.D36]; 0)" office:value-type="float" office:value="1" calcext:value-type="float">
            <text:p>1</text:p>
          </table:table-cell>
          <table:table-cell table:formula="of:=IF(EXACT([.F36]; &quot;BUY&quot;); [.J36]; 0)" office:value-type="float" office:value="367.07" calcext:value-type="float">
            <text:p>367.07</text:p>
          </table:table-cell>
          <table:table-cell table:number-columns-repeated="3"/>
          <table:table-cell table:formula="of:=IF(EXACT([.F36]; &quot;SELL&quot;); [.J36]-[.D36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35" calcext:value-type="float">
            <text:p>135</text:p>
          </table:table-cell>
          <table:table-cell office:value-type="float" office:value="367.12" calcext:value-type="float">
            <text:p>367.12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61.62282" calcext:value-type="float">
            <text:p>61.62282</text:p>
          </table:table-cell>
          <table:table-cell office:value-type="string" calcext:value-type="string">
            <text:p>USD</text:p>
          </table:table-cell>
          <table:table-cell office:value-type="float" office:value="49622.82" calcext:value-type="float">
            <text:p>49622.82</text:p>
          </table:table-cell>
          <table:table-cell/>
          <table:table-cell table:formula="of:=[.L36] + IF(EXACT([.F37]; &quot;BUY&quot;); +[.D37]; -[.D37])" office:value-type="float" office:value="136" calcext:value-type="float">
            <text:p>136</text:p>
          </table:table-cell>
          <table:table-cell table:formula="of:=IF(EXACT([.F37]; &quot;BUY&quot;); [.D37]; 0)" office:value-type="float" office:value="135" calcext:value-type="float">
            <text:p>135</text:p>
          </table:table-cell>
          <table:table-cell table:formula="of:=IF(EXACT([.F37]; &quot;BUY&quot;); [.J37]; 0)" office:value-type="float" office:value="49622.82" calcext:value-type="float">
            <text:p>49622.82</text:p>
          </table:table-cell>
          <table:table-cell table:number-columns-repeated="3"/>
          <table:table-cell table:formula="of:=IF(EXACT([.F37]; &quot;SELL&quot;); [.J37]-[.D37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02751144" calcext:value-type="float">
            <text:p>0.02751144</text:p>
          </table:table-cell>
          <table:table-cell office:value-type="float" office:value="367.12" calcext:value-type="float">
            <text:p>367.12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0.01011" calcext:value-type="float">
            <text:p>0.01011</text:p>
          </table:table-cell>
          <table:table-cell office:value-type="string" calcext:value-type="string">
            <text:p>USD</text:p>
          </table:table-cell>
          <table:table-cell office:value-type="float" office:value="10.11" calcext:value-type="float">
            <text:p>10.11</text:p>
          </table:table-cell>
          <table:table-cell/>
          <table:table-cell table:formula="of:=[.L37] + IF(EXACT([.F38]; &quot;BUY&quot;); +[.D38]; -[.D38])" office:value-type="float" office:value="136.02751144" calcext:value-type="float">
            <text:p>136.02751144</text:p>
          </table:table-cell>
          <table:table-cell table:formula="of:=IF(EXACT([.F38]; &quot;BUY&quot;); [.D38]; 0)" office:value-type="float" office:value="0.02751144" calcext:value-type="float">
            <text:p>0.02751144</text:p>
          </table:table-cell>
          <table:table-cell table:formula="of:=IF(EXACT([.F38]; &quot;BUY&quot;); [.J38]; 0)" office:value-type="float" office:value="10.11" calcext:value-type="float">
            <text:p>10.11</text:p>
          </table:table-cell>
          <table:table-cell table:number-columns-repeated="3"/>
          <table:table-cell table:formula="of:=IF(EXACT([.F38]; &quot;SELL&quot;); [.J38]-[.D38]*[.$P$4]; 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0" calcext:value-type="float">
            <text:p>20</text:p>
          </table:table-cell>
          <table:table-cell office:value-type="float" office:value="373.59" calcext:value-type="float">
            <text:p>373.59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19.4718" calcext:value-type="float">
            <text:p>19.4718</text:p>
          </table:table-cell>
          <table:table-cell office:value-type="string" calcext:value-type="string">
            <text:p>USD</text:p>
          </table:table-cell>
          <table:table-cell office:value-type="float" office:value="7452.33" calcext:value-type="float">
            <text:p>7452.33</text:p>
          </table:table-cell>
          <table:table-cell/>
          <table:table-cell table:formula="of:=[.L38] + IF(EXACT([.F39]; &quot;BUY&quot;); +[.D39]; -[.D39])" office:value-type="float" office:value="116.02751144" calcext:value-type="float">
            <text:p>116.02751144</text:p>
          </table:table-cell>
          <table:table-cell table:formula="of:=IF(EXACT([.F39]; &quot;BUY&quot;); [.D39]; 0)" office:value-type="float" office:value="0" calcext:value-type="float">
            <text:p>0</text:p>
          </table:table-cell>
          <table:table-cell table:formula="of:=IF(EXACT([.F39]; &quot;BUY&quot;); [.J39]; 0)" office:value-type="float" office:value="0" calcext:value-type="float">
            <text:p>0</text:p>
          </table:table-cell>
          <table:table-cell table:number-columns-repeated="3"/>
          <table:table-cell table:formula="of:=IF(EXACT([.F39]; &quot;SELL&quot;); [.J39]-[.D39]*[.$P$4]; 0)" office:value-type="float" office:value="271.484259736038" calcext:value-type="float">
            <text:p>271.4842597360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0" calcext:value-type="float">
            <text:p>20</text:p>
          </table:table-cell>
          <table:table-cell office:value-type="float" office:value="373.98" calcext:value-type="float">
            <text:p>373.98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19.4796" calcext:value-type="float">
            <text:p>19.4796</text:p>
          </table:table-cell>
          <table:table-cell office:value-type="string" calcext:value-type="string">
            <text:p>USD</text:p>
          </table:table-cell>
          <table:table-cell office:value-type="float" office:value="7460.12" calcext:value-type="float">
            <text:p>7460.12</text:p>
          </table:table-cell>
          <table:table-cell/>
          <table:table-cell table:formula="of:=[.L39] + IF(EXACT([.F40]; &quot;BUY&quot;); +[.D40]; -[.D40])" office:value-type="float" office:value="96.02751144" calcext:value-type="float">
            <text:p>96.02751144</text:p>
          </table:table-cell>
          <table:table-cell table:formula="of:=IF(EXACT([.F40]; &quot;BUY&quot;); [.D40]; 0)" office:value-type="float" office:value="0" calcext:value-type="float">
            <text:p>0</text:p>
          </table:table-cell>
          <table:table-cell table:formula="of:=IF(EXACT([.F40]; &quot;BUY&quot;); [.J40]; 0)" office:value-type="float" office:value="0" calcext:value-type="float">
            <text:p>0</text:p>
          </table:table-cell>
          <table:table-cell table:number-columns-repeated="3"/>
          <table:table-cell table:formula="of:=IF(EXACT([.F40]; &quot;SELL&quot;); [.J40]-[.D40]*[.$P$4]; 0)" office:value-type="float" office:value="279.274259736038" calcext:value-type="float">
            <text:p>279.2742597360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5" calcext:value-type="float">
            <text:p>25</text:p>
          </table:table-cell>
          <table:table-cell office:value-type="float" office:value="373.66" calcext:value-type="float">
            <text:p>373.66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21.3415" calcext:value-type="float">
            <text:p>21.3415</text:p>
          </table:table-cell>
          <table:table-cell office:value-type="string" calcext:value-type="string">
            <text:p>USD</text:p>
          </table:table-cell>
          <table:table-cell office:value-type="float" office:value="9320.16" calcext:value-type="float">
            <text:p>9320.16</text:p>
          </table:table-cell>
          <table:table-cell/>
          <table:table-cell table:formula="of:=[.L40] + IF(EXACT([.F41]; &quot;BUY&quot;); +[.D41]; -[.D41])" office:value-type="float" office:value="71.02751144" calcext:value-type="float">
            <text:p>71.02751144</text:p>
          </table:table-cell>
          <table:table-cell table:formula="of:=IF(EXACT([.F41]; &quot;BUY&quot;); [.D41]; 0)" office:value-type="float" office:value="0" calcext:value-type="float">
            <text:p>0</text:p>
          </table:table-cell>
          <table:table-cell table:formula="of:=IF(EXACT([.F41]; &quot;BUY&quot;); [.J41]; 0)" office:value-type="float" office:value="0" calcext:value-type="float">
            <text:p>0</text:p>
          </table:table-cell>
          <table:table-cell table:number-columns-repeated="3"/>
          <table:table-cell table:formula="of:=IF(EXACT([.F41]; &quot;SELL&quot;); [.J41]-[.D41]*[.$P$4]; 0)" office:value-type="float" office:value="344.102824670048" calcext:value-type="float">
            <text:p>344.10282467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30" calcext:value-type="float">
            <text:p>30</text:p>
          </table:table-cell>
          <table:table-cell office:value-type="float" office:value="373.9" calcext:value-type="float">
            <text:p>373.9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23.217" calcext:value-type="float">
            <text:p>23.217</text:p>
          </table:table-cell>
          <table:table-cell office:value-type="string" calcext:value-type="string">
            <text:p>USD</text:p>
          </table:table-cell>
          <table:table-cell office:value-type="float" office:value="11193.78" calcext:value-type="float">
            <text:p>11193.78</text:p>
          </table:table-cell>
          <table:table-cell/>
          <table:table-cell table:formula="of:=[.L41] + IF(EXACT([.F42]; &quot;BUY&quot;); +[.D42]; -[.D42])" office:value-type="float" office:value="41.02751144" calcext:value-type="float">
            <text:p>41.02751144</text:p>
          </table:table-cell>
          <table:table-cell table:formula="of:=IF(EXACT([.F42]; &quot;BUY&quot;); [.D42]; 0)" office:value-type="float" office:value="0" calcext:value-type="float">
            <text:p>0</text:p>
          </table:table-cell>
          <table:table-cell table:formula="of:=IF(EXACT([.F42]; &quot;BUY&quot;); [.J42]; 0)" office:value-type="float" office:value="0" calcext:value-type="float">
            <text:p>0</text:p>
          </table:table-cell>
          <table:table-cell table:number-columns-repeated="3"/>
          <table:table-cell table:formula="of:=IF(EXACT([.F42]; &quot;SELL&quot;); [.J42]-[.D42]*[.$P$4]; 0)" office:value-type="float" office:value="422.511389604058" calcext:value-type="float">
            <text:p>422.5113896040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75.67" calcext:value-type="float">
            <text:p>375.67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0.37567" calcext:value-type="float">
            <text:p>0.37567</text:p>
          </table:table-cell>
          <table:table-cell office:value-type="string" calcext:value-type="string">
            <text:p>USD</text:p>
          </table:table-cell>
          <table:table-cell office:value-type="float" office:value="375.29" calcext:value-type="float">
            <text:p>375.29</text:p>
          </table:table-cell>
          <table:table-cell/>
          <table:table-cell table:formula="of:=[.L42] + IF(EXACT([.F43]; &quot;BUY&quot;); +[.D43]; -[.D43])" office:value-type="float" office:value="40.02751144" calcext:value-type="float">
            <text:p>40.02751144</text:p>
          </table:table-cell>
          <table:table-cell table:formula="of:=IF(EXACT([.F43]; &quot;BUY&quot;); [.D43]; 0)" office:value-type="float" office:value="0" calcext:value-type="float">
            <text:p>0</text:p>
          </table:table-cell>
          <table:table-cell table:formula="of:=IF(EXACT([.F43]; &quot;BUY&quot;); [.J43]; 0)" office:value-type="float" office:value="0" calcext:value-type="float">
            <text:p>0</text:p>
          </table:table-cell>
          <table:table-cell table:number-columns-repeated="3"/>
          <table:table-cell table:formula="of:=IF(EXACT([.F43]; &quot;SELL&quot;); [.J43]-[.D43]*[.$P$4]; 0)" office:value-type="float" office:value="16.247712986802" calcext:value-type="float">
            <text:p>16.247712986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75.68" calcext:value-type="float">
            <text:p>375.68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1.8784" calcext:value-type="float">
            <text:p>1.8784</text:p>
          </table:table-cell>
          <table:table-cell office:value-type="string" calcext:value-type="string">
            <text:p>USD</text:p>
          </table:table-cell>
          <table:table-cell office:value-type="float" office:value="373.8" calcext:value-type="float">
            <text:p>373.8</text:p>
          </table:table-cell>
          <table:table-cell/>
          <table:table-cell table:formula="of:=[.L43] + IF(EXACT([.F44]; &quot;BUY&quot;); +[.D44]; -[.D44])" office:value-type="float" office:value="39.02751144" calcext:value-type="float">
            <text:p>39.02751144</text:p>
          </table:table-cell>
          <table:table-cell table:formula="of:=IF(EXACT([.F44]; &quot;BUY&quot;); [.D44]; 0)" office:value-type="float" office:value="0" calcext:value-type="float">
            <text:p>0</text:p>
          </table:table-cell>
          <table:table-cell table:formula="of:=IF(EXACT([.F44]; &quot;BUY&quot;); [.J44]; 0)" office:value-type="float" office:value="0" calcext:value-type="float">
            <text:p>0</text:p>
          </table:table-cell>
          <table:table-cell table:number-columns-repeated="3"/>
          <table:table-cell table:formula="of:=IF(EXACT([.F44]; &quot;SELL&quot;); [.J44]-[.D44]*[.$P$4]; 0)" office:value-type="float" office:value="14.7577129868019" calcext:value-type="float">
            <text:p>14.75771298680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4" calcext:value-type="float">
            <text:p>14</text:p>
          </table:table-cell>
          <table:table-cell office:value-type="float" office:value="375.67" calcext:value-type="float">
            <text:p>375.67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15.75666" calcext:value-type="float">
            <text:p>15.75666</text:p>
          </table:table-cell>
          <table:table-cell office:value-type="string" calcext:value-type="string">
            <text:p>USD</text:p>
          </table:table-cell>
          <table:table-cell office:value-type="float" office:value="5243.62" calcext:value-type="float">
            <text:p>5243.62</text:p>
          </table:table-cell>
          <table:table-cell/>
          <table:table-cell table:formula="of:=[.L44] + IF(EXACT([.F45]; &quot;BUY&quot;); +[.D45]; -[.D45])" office:value-type="float" office:value="25.02751144" calcext:value-type="float">
            <text:p>25.02751144</text:p>
          </table:table-cell>
          <table:table-cell table:formula="of:=IF(EXACT([.F45]; &quot;BUY&quot;); [.D45]; 0)" office:value-type="float" office:value="0" calcext:value-type="float">
            <text:p>0</text:p>
          </table:table-cell>
          <table:table-cell table:formula="of:=IF(EXACT([.F45]; &quot;BUY&quot;); [.J45]; 0)" office:value-type="float" office:value="0" calcext:value-type="float">
            <text:p>0</text:p>
          </table:table-cell>
          <table:table-cell table:number-columns-repeated="3"/>
          <table:table-cell table:formula="of:=IF(EXACT([.F45]; &quot;SELL&quot;); [.J45]-[.D45]*[.$P$4]; 0)" office:value-type="float" office:value="217.027981815227" calcext:value-type="float">
            <text:p>217.0279818152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9" calcext:value-type="float">
            <text:p>9</text:p>
          </table:table-cell>
          <table:table-cell office:value-type="float" office:value="376.64" calcext:value-type="float">
            <text:p>376.64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5.38976" calcext:value-type="float">
            <text:p>15.38976</text:p>
          </table:table-cell>
          <table:table-cell office:value-type="string" calcext:value-type="string">
            <text:p>USD</text:p>
          </table:table-cell>
          <table:table-cell office:value-type="float" office:value="3374.37" calcext:value-type="float">
            <text:p>3374.37</text:p>
          </table:table-cell>
          <table:table-cell/>
          <table:table-cell table:formula="of:=[.L45] + IF(EXACT([.F46]; &quot;BUY&quot;); +[.D46]; -[.D46])" office:value-type="float" office:value="16.02751144" calcext:value-type="float">
            <text:p>16.02751144</text:p>
          </table:table-cell>
          <table:table-cell table:formula="of:=IF(EXACT([.F46]; &quot;BUY&quot;); [.D46]; 0)" office:value-type="float" office:value="0" calcext:value-type="float">
            <text:p>0</text:p>
          </table:table-cell>
          <table:table-cell table:formula="of:=IF(EXACT([.F46]; &quot;BUY&quot;); [.J46]; 0)" office:value-type="float" office:value="0" calcext:value-type="float">
            <text:p>0</text:p>
          </table:table-cell>
          <table:table-cell table:number-columns-repeated="3"/>
          <table:table-cell table:formula="of:=IF(EXACT([.F46]; &quot;SELL&quot;); [.J46]-[.D46]*[.$P$4]; 0)" office:value-type="float" office:value="142.989416881218" calcext:value-type="float">
            <text:p>142.9894168812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" calcext:value-type="float">
            <text:p>2</text:p>
          </table:table-cell>
          <table:table-cell office:value-type="float" office:value="376.69" calcext:value-type="float">
            <text:p>376.6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3.7669" calcext:value-type="float">
            <text:p>3.7669</text:p>
          </table:table-cell>
          <table:table-cell office:value-type="string" calcext:value-type="string">
            <text:p>USD</text:p>
          </table:table-cell>
          <table:table-cell office:value-type="float" office:value="749.61" calcext:value-type="float">
            <text:p>749.61</text:p>
          </table:table-cell>
          <table:table-cell/>
          <table:table-cell table:formula="of:=[.L46] + IF(EXACT([.F47]; &quot;BUY&quot;); +[.D47]; -[.D47])" office:value-type="float" office:value="14.02751144" calcext:value-type="float">
            <text:p>14.02751144</text:p>
          </table:table-cell>
          <table:table-cell table:formula="of:=IF(EXACT([.F47]; &quot;BUY&quot;); [.D47]; 0)" office:value-type="float" office:value="0" calcext:value-type="float">
            <text:p>0</text:p>
          </table:table-cell>
          <table:table-cell table:formula="of:=IF(EXACT([.F47]; &quot;BUY&quot;); [.J47]; 0)" office:value-type="float" office:value="0" calcext:value-type="float">
            <text:p>0</text:p>
          </table:table-cell>
          <table:table-cell table:number-columns-repeated="3"/>
          <table:table-cell table:formula="of:=IF(EXACT([.F47]; &quot;SELL&quot;); [.J47]-[.D47]*[.$P$4]; 0)" office:value-type="float" office:value="31.5254259736039" calcext:value-type="float">
            <text:p>31.52542597360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6" calcext:value-type="float">
            <text:p>6</text:p>
          </table:table-cell>
          <table:table-cell office:value-type="float" office:value="376.69" calcext:value-type="float">
            <text:p>376.6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1.24662" calcext:value-type="float">
            <text:p>11.24662</text:p>
          </table:table-cell>
          <table:table-cell office:value-type="string" calcext:value-type="string">
            <text:p>USD</text:p>
          </table:table-cell>
          <table:table-cell office:value-type="float" office:value="2248.89" calcext:value-type="float">
            <text:p>2248.89</text:p>
          </table:table-cell>
          <table:table-cell/>
          <table:table-cell table:formula="of:=[.L47] + IF(EXACT([.F48]; &quot;BUY&quot;); +[.D48]; -[.D48])" office:value-type="float" office:value="8.02751144000001" calcext:value-type="float">
            <text:p>8.02751144000001</text:p>
          </table:table-cell>
          <table:table-cell table:formula="of:=IF(EXACT([.F48]; &quot;BUY&quot;); [.D48]; 0)" office:value-type="float" office:value="0" calcext:value-type="float">
            <text:p>0</text:p>
          </table:table-cell>
          <table:table-cell table:formula="of:=IF(EXACT([.F48]; &quot;BUY&quot;); [.J48]; 0)" office:value-type="float" office:value="0" calcext:value-type="float">
            <text:p>0</text:p>
          </table:table-cell>
          <table:table-cell table:number-columns-repeated="3"/>
          <table:table-cell table:formula="of:=IF(EXACT([.F48]; &quot;SELL&quot;); [.J48]-[.D48]*[.$P$4]; 0)" office:value-type="float" office:value="94.6362779208116" calcext:value-type="float">
            <text:p>94.63627792081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8" calcext:value-type="float">
            <text:p>8</text:p>
          </table:table-cell>
          <table:table-cell office:value-type="float" office:value="377.09" calcext:value-type="float">
            <text:p>377.0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5.01672" calcext:value-type="float">
            <text:p>15.01672</text:p>
          </table:table-cell>
          <table:table-cell office:value-type="string" calcext:value-type="string">
            <text:p>USD</text:p>
          </table:table-cell>
          <table:table-cell office:value-type="float" office:value="3001.7" calcext:value-type="float">
            <text:p>3001.7</text:p>
          </table:table-cell>
          <table:table-cell/>
          <table:table-cell table:formula="of:=[.L48] + IF(EXACT([.F49]; &quot;BUY&quot;); +[.D49]; -[.D49])" office:value-type="float" office:value="0.027511440000012" calcext:value-type="float">
            <text:p>0.027511440000012</text:p>
          </table:table-cell>
          <table:table-cell table:formula="of:=IF(EXACT([.F49]; &quot;BUY&quot;); [.D49]; 0)" office:value-type="float" office:value="0" calcext:value-type="float">
            <text:p>0</text:p>
          </table:table-cell>
          <table:table-cell table:formula="of:=IF(EXACT([.F49]; &quot;BUY&quot;); [.J49]; 0)" office:value-type="float" office:value="0" calcext:value-type="float">
            <text:p>0</text:p>
          </table:table-cell>
          <table:table-cell table:number-columns-repeated="3"/>
          <table:table-cell table:formula="of:=IF(EXACT([.F49]; &quot;SELL&quot;); [.J49]-[.D49]*[.$P$4]; 0)" office:value-type="float" office:value="129.361703894415" calcext:value-type="float">
            <text:p>129.3617038944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1-02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02751144" calcext:value-type="float">
            <text:p>0.02751144</text:p>
          </table:table-cell>
          <table:table-cell office:value-type="float" office:value="373.299" calcext:value-type="float">
            <text:p>373.299</text:p>
          </table:table-cell>
          <table:table-cell office:value-type="string" calcext:value-type="string">
            <text:p>SELL</text:p>
          </table:table-cell>
          <table:table-cell office:value-type="float" office:value="1.369818" calcext:value-type="float">
            <text:p>1.369818</text:p>
          </table:table-cell>
          <table:table-cell office:value-type="float" office:value="0.05135" calcext:value-type="float">
            <text:p>0.05135</text:p>
          </table:table-cell>
          <table:table-cell office:value-type="string" calcext:value-type="string">
            <text:p>USD</text:p>
          </table:table-cell>
          <table:table-cell office:value-type="float" office:value="10.22" calcext:value-type="float">
            <text:p>10.22</text:p>
          </table:table-cell>
          <table:table-cell/>
          <table:table-cell table:formula="of:=[.L49] + IF(EXACT([.F50]; &quot;BUY&quot;); +[.D50]; -[.D50])" office:value-type="float" office:value="0.00000000000001204245" calcext:value-type="float">
            <text:p>1.2042450370231E-14</text:p>
          </table:table-cell>
          <table:table-cell table:formula="of:=IF(EXACT([.F50]; &quot;BUY&quot;); [.D50]; 0)" office:value-type="float" office:value="0" calcext:value-type="float">
            <text:p>0</text:p>
          </table:table-cell>
          <table:table-cell table:formula="of:=IF(EXACT([.F50]; &quot;BUY&quot;); [.J50]; 0)" office:value-type="float" office:value="0" calcext:value-type="float">
            <text:p>0</text:p>
          </table:table-cell>
          <table:table-cell table:number-columns-repeated="3"/>
          <table:table-cell table:formula="of:=IF(EXACT([.F50]; &quot;SELL&quot;); [.J50]-[.D50]*[.$P$4]; 0)" office:value-type="float" office:value="0.342229663373622" calcext:value-type="float">
            <text:p>0.342229663373622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4T17:54:23.451820592</dc:date>
    <meta:editing-duration>PT6M24S</meta:editing-duration>
    <meta:editing-cycles>2</meta:editing-cycles>
    <meta:generator>LibreOffice/7.0.6.2$Linux_X86_64 LibreOffice_project/00$Build-2</meta:generator>
    <meta:document-statistic meta:table-count="1" meta:cell-count="724" meta:object-count="0"/>
  </office:meta>
</office:document-meta>
</file>